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5.691cm" fo:break-before="page" table:align="left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13.996cm"/>
    </style:style>
    <style:style style:name="Table1.C" style:family="table-column">
      <style:table-column-properties style:column-width="8.202cm"/>
    </style:style>
    <style:style style:name="Table1.1" style:family="table-row">
      <style:table-row-properties style:min-row-height="0.39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2" style:family="table-row"/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7.705cm"/>
    </style:style>
    <style:style style:name="Table1.7" style:family="table-row">
      <style:table-row-properties style:min-row-height="7.08cm"/>
    </style:style>
    <style:style style:name="Table1.15" style:family="table-row">
      <style:table-row-properties style:min-row-height="5.435cm"/>
    </style:style>
    <style:style style:name="Table2" style:family="table">
      <style:table-properties style:width="16.992cm" fo:margin-left="4.38cm" table:align="left" style:shadow="none"/>
    </style:style>
    <style:style style:name="Table2.A" style:family="table-column">
      <style:table-column-properties style:column-width="1.998cm"/>
    </style:style>
    <style:style style:name="Table2.B" style:family="table-column">
      <style:table-column-properties style:column-width="9.966cm"/>
    </style:style>
    <style:style style:name="Table2.C" style:family="table-column">
      <style:table-column-properties style:column-width="5.027cm"/>
    </style:style>
    <style:style style:name="Table2.A1" style:family="table-cell">
      <style:table-cell-properties fo:padding="0cm" fo:border="none"/>
    </style:style>
    <style:style style:name="P1" style:family="paragraph" style:parent-style-name="Standard">
      <style:text-properties officeooo:rsid="00141050" officeooo:paragraph-rsid="00141050"/>
    </style:style>
    <style:style style:name="P2" style:family="paragraph" style:parent-style-name="Table_20_Heading">
      <style:text-properties officeooo:rsid="00141050" officeooo:paragraph-rsid="00141050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text-properties officeooo:rsid="0014a0f0" officeooo:paragraph-rsid="0014a0f0"/>
    </style:style>
    <style:style style:name="P5" style:family="paragraph" style:parent-style-name="Table_20_Contents">
      <style:text-properties officeooo:rsid="0014a0f0" officeooo:paragraph-rsid="001e8c2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41050" officeooo:paragraph-rsid="00141050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officeooo:rsid="00164942" officeooo:paragraph-rsid="00164942"/>
    </style:style>
    <style:style style:name="P8" style:family="paragraph" style:parent-style-name="Table_20_Contents">
      <style:text-properties officeooo:rsid="00164942" officeooo:paragraph-rsid="00164942"/>
    </style:style>
    <style:style style:name="P9" style:family="paragraph" style:parent-style-name="Table_20_Contents">
      <style:text-properties officeooo:rsid="0016a069" officeooo:paragraph-rsid="0016a069"/>
    </style:style>
    <style:style style:name="P10" style:family="paragraph" style:parent-style-name="Table_20_Contents">
      <style:text-properties officeooo:rsid="0016a069" officeooo:paragraph-rsid="0016fc67"/>
    </style:style>
    <style:style style:name="P11" style:family="paragraph" style:parent-style-name="Table_20_Contents">
      <style:text-properties style:font-name="Courier 10 Pitch" fo:font-size="8pt" officeooo:rsid="0014a0f0" officeooo:paragraph-rsid="0014a0f0" style:font-size-asian="7pt" style:font-size-complex="8pt"/>
    </style:style>
    <style:style style:name="P12" style:family="paragraph" style:parent-style-name="Table_20_Contents">
      <style:text-properties style:font-name="Courier 10 Pitch" fo:font-size="8pt" officeooo:rsid="00164942" officeooo:paragraph-rsid="00164942" style:font-size-asian="7pt" style:font-size-complex="8pt"/>
    </style:style>
    <style:style style:name="P13" style:family="paragraph" style:parent-style-name="Table_20_Contents">
      <style:text-properties style:font-name="Courier 10 Pitch" fo:font-size="8pt" officeooo:rsid="0016a069" officeooo:paragraph-rsid="0016a069" style:font-size-asian="7pt" style:font-size-complex="8pt"/>
    </style:style>
    <style:style style:name="P14" style:family="paragraph" style:parent-style-name="Table_20_Contents">
      <style:text-properties style:font-name="Courier 10 Pitch" fo:font-size="8pt" officeooo:rsid="0018f6ac" officeooo:paragraph-rsid="0018f6ac" style:font-size-asian="7pt" style:font-size-complex="8pt"/>
    </style:style>
    <style:style style:name="P15" style:family="paragraph" style:parent-style-name="Table_20_Contents">
      <style:text-properties officeooo:rsid="0016fc67" officeooo:paragraph-rsid="0016fc67"/>
    </style:style>
    <style:style style:name="P16" style:family="paragraph" style:parent-style-name="Standard">
      <style:text-properties style:font-name="Courier 10 Pitch" fo:font-size="8pt" officeooo:rsid="0018f6ac" officeooo:paragraph-rsid="002d4308" style:font-size-asian="7pt" style:font-size-complex="8pt"/>
    </style:style>
    <style:style style:name="P17" style:family="paragraph" style:parent-style-name="Header">
      <style:paragraph-properties fo:text-align="center" style:justify-single-word="false"/>
      <style:text-properties fo:font-size="14pt" fo:font-weight="bold" officeooo:rsid="001274b3" officeooo:paragraph-rsid="0021c112" style:font-size-asian="14pt" style:font-weight-asian="bold" style:font-size-complex="14pt" style:font-weight-complex="bold"/>
    </style:style>
    <style:style style:name="P18" style:family="paragraph" style:parent-style-name="Table_20_Contents">
      <style:text-properties officeooo:rsid="00164942" officeooo:paragraph-rsid="00164942"/>
    </style:style>
    <style:style style:name="P19" style:family="paragraph" style:parent-style-name="Table_20_Contents">
      <style:paragraph-properties fo:text-align="center" style:justify-single-word="false"/>
      <style:text-properties officeooo:rsid="00164942" officeooo:paragraph-rsid="00164942"/>
    </style:style>
    <style:style style:name="P20" style:family="paragraph" style:parent-style-name="Table_20_Contents">
      <style:text-properties style:font-name="Courier 10 Pitch" fo:font-size="8pt" officeooo:rsid="00164942" officeooo:paragraph-rsid="00164942" style:font-size-asian="7pt" style:font-size-complex="8pt"/>
    </style:style>
    <style:style style:name="P21" style:family="paragraph" style:parent-style-name="Table_20_Contents">
      <style:text-properties style:font-name="Courier 10 Pitch" fo:font-size="8pt" officeooo:rsid="0016a069" officeooo:paragraph-rsid="0016a069" style:font-size-asian="7pt" style:font-size-complex="8pt"/>
    </style:style>
    <style:style style:name="P22" style:family="paragraph" style:parent-style-name="Table_20_Contents">
      <style:text-properties style:font-name="Courier 10 Pitch" fo:font-size="8pt" officeooo:rsid="0018f6ac" officeooo:paragraph-rsid="002d4308" style:font-size-asian="7pt" style:font-size-complex="8pt"/>
    </style:style>
    <style:style style:name="P23" style:family="paragraph" style:parent-style-name="Table_20_Contents">
      <style:text-properties style:font-name="Courier 10 Pitch" fo:font-size="8pt" officeooo:rsid="002a3b74" officeooo:paragraph-rsid="002a3b74" style:font-size-asian="7pt" style:font-size-complex="8pt"/>
    </style:style>
    <style:style style:name="P24" style:family="paragraph" style:parent-style-name="Table_20_Contents">
      <style:text-properties style:font-name="Courier 10 Pitch" fo:font-size="8pt" officeooo:rsid="0014a0f0" officeooo:paragraph-rsid="0036c280" style:font-size-asian="7pt" style:font-size-complex="8pt"/>
    </style:style>
    <style:style style:name="P25" style:family="paragraph" style:parent-style-name="Table_20_Contents">
      <style:text-properties style:font-name="Courier 10 Pitch" fo:font-size="8pt" officeooo:rsid="0014a0f0" officeooo:paragraph-rsid="0014a0f0" style:font-size-asian="7pt" style:font-size-complex="8pt"/>
    </style:style>
    <style:style style:name="P26" style:family="paragraph" style:parent-style-name="Table_20_Contents">
      <style:text-properties style:font-name="Courier 10 Pitch" fo:font-size="8pt" officeooo:rsid="003c7c09" officeooo:paragraph-rsid="003c7c09" style:font-size-asian="7pt" style:font-size-complex="8pt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310d0b" officeooo:paragraph-rsid="00310d0b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3c7c09" officeooo:paragraph-rsid="003c7c09" style:font-weight-asian="bold" style:font-weight-complex="bold"/>
    </style:style>
    <style:style style:name="P29" style:family="paragraph" style:parent-style-name="Table_20_Contents">
      <style:text-properties officeooo:rsid="002639f9" officeooo:paragraph-rsid="002639f9"/>
    </style:style>
    <style:style style:name="P30" style:family="paragraph" style:parent-style-name="Table_20_Contents">
      <style:text-properties officeooo:rsid="0016a069" officeooo:paragraph-rsid="0016a069"/>
    </style:style>
    <style:style style:name="P31" style:family="paragraph" style:parent-style-name="Table_20_Contents">
      <style:text-properties officeooo:rsid="0018f6ac" officeooo:paragraph-rsid="0018f6ac"/>
    </style:style>
    <style:style style:name="P32" style:family="paragraph" style:parent-style-name="Table_20_Contents">
      <style:text-properties officeooo:rsid="002bc2ed" officeooo:paragraph-rsid="002bc2ed"/>
    </style:style>
    <style:style style:name="P33" style:family="paragraph" style:parent-style-name="Table_20_Contents">
      <style:text-properties officeooo:rsid="00199a3b" officeooo:paragraph-rsid="002d4308"/>
    </style:style>
    <style:style style:name="P34" style:family="paragraph" style:parent-style-name="Table_20_Contents">
      <style:paragraph-properties fo:text-align="center" style:justify-single-word="false"/>
      <style:text-properties fo:color="#333333" fo:font-weight="normal" officeooo:rsid="0018f6ac" officeooo:paragraph-rsid="00310d0b" style:font-weight-asian="normal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fo:color="#333333" fo:font-weight="normal" officeooo:rsid="0018f6ac" officeooo:paragraph-rsid="0018f6ac" style:font-weight-asian="normal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fo:color="#333333" fo:font-weight="normal" officeooo:rsid="0016a069" officeooo:paragraph-rsid="003626ce" style:font-weight-asian="normal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fo:color="#333333" fo:font-weight="normal" officeooo:rsid="001811db" officeooo:paragraph-rsid="001811db" style:font-weight-asian="normal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fo:color="#333333" fo:font-weight="normal" officeooo:rsid="001811db" officeooo:paragraph-rsid="003626ce" style:font-weight-asian="normal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fo:color="#333333" fo:font-style="normal" fo:font-weight="normal" officeooo:rsid="002a3b74" officeooo:paragraph-rsid="003626ce" style:font-style-asian="normal" style:font-weight-asian="normal" style:font-style-complex="normal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fo:color="#333333" officeooo:rsid="003c7c09" officeooo:paragraph-rsid="003c7c09"/>
    </style:style>
    <style:style style:name="P41" style:family="paragraph" style:parent-style-name="Table_20_Contents">
      <style:paragraph-properties fo:text-align="start" style:justify-single-word="false"/>
      <style:text-properties fo:color="#333333" style:font-name="Liberation Sans" officeooo:rsid="002639f9" officeooo:paragraph-rsid="002639f9" style:font-size-asian="12pt" style:font-name-complex="FreeSans1"/>
    </style:style>
    <style:style style:name="P42" style:family="paragraph" style:parent-style-name="Table_20_Contents">
      <style:paragraph-properties fo:text-align="start" style:justify-single-word="false"/>
      <style:text-properties fo:color="#333333" style:font-name="Liberation Sans" officeooo:rsid="002639f9" officeooo:paragraph-rsid="0029ed52" style:font-size-asian="12pt" style:font-name-complex="FreeSans1"/>
    </style:style>
    <style:style style:name="P43" style:family="paragraph" style:parent-style-name="Table_20_Contents">
      <style:paragraph-properties fo:text-align="start" style:justify-single-word="false"/>
      <style:text-properties fo:color="#333333" style:font-name="Liberation Sans" officeooo:paragraph-rsid="0029ed52" style:font-size-asian="12pt" style:font-name-complex="FreeSans1"/>
    </style:style>
    <style:style style:name="P44" style:family="paragraph" style:parent-style-name="Table_20_Contents">
      <style:paragraph-properties fo:text-align="start" style:justify-single-word="false"/>
      <style:text-properties fo:color="#333333" style:font-name="Liberation Sans" officeooo:rsid="0029ed52" officeooo:paragraph-rsid="0029ed52" style:font-size-asian="12pt" style:font-name-complex="FreeSans1"/>
    </style:style>
    <style:style style:name="P45" style:family="paragraph" style:parent-style-name="Table_20_Contents">
      <style:paragraph-properties fo:text-align="start" style:justify-single-word="false"/>
      <style:text-properties fo:color="#333333" style:font-name="Liberation Sans" officeooo:rsid="002d4308" officeooo:paragraph-rsid="002d4308" style:font-size-asian="12pt" style:font-name-complex="FreeSans1"/>
    </style:style>
    <style:style style:name="P46" style:family="paragraph" style:parent-style-name="Table_20_Contents">
      <style:paragraph-properties fo:text-align="start" style:justify-single-word="false"/>
      <style:text-properties fo:color="#333333" style:font-name="Liberation Sans" fo:font-weight="normal" officeooo:rsid="00164942" officeooo:paragraph-rsid="002639f9" style:font-weight-asian="normal" style:font-weight-complex="normal"/>
    </style:style>
    <style:style style:name="P47" style:family="paragraph" style:parent-style-name="Table_20_Contents">
      <style:paragraph-properties fo:text-align="start" style:justify-single-word="false"/>
      <style:text-properties fo:color="#333333" style:font-name="Liberation Sans" fo:font-weight="normal" officeooo:rsid="003e9403" officeooo:paragraph-rsid="003e9403" style:font-weight-asian="normal" style:font-weight-complex="normal"/>
    </style:style>
    <style:style style:name="P48" style:family="paragraph" style:parent-style-name="Table_20_Contents">
      <style:text-properties officeooo:rsid="003c7c09" officeooo:paragraph-rsid="003c7c09"/>
    </style:style>
    <style:style style:name="P49" style:family="paragraph" style:parent-style-name="Table_20_Contents">
      <style:paragraph-properties fo:text-align="center" style:justify-single-word="false"/>
      <style:text-properties fo:color="#111111" style:font-name="Liberation Sans" fo:font-weight="bold" officeooo:rsid="0040d895" officeooo:paragraph-rsid="0040d895" style:font-size-asian="12pt" style:font-weight-asian="bold" style:font-name-complex="FreeSans1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Liberation Sans" fo:font-weight="bold" officeooo:rsid="002639f9" officeooo:paragraph-rsid="002639f9" style:font-size-asian="12pt" style:font-weight-asian="bold" style:font-name-complex="FreeSans1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style:font-name="Liberation Sans" fo:font-weight="bold" officeooo:rsid="002639f9" officeooo:paragraph-rsid="002639f9" style:font-size-asian="12pt" style:font-weight-asian="bold" style:font-name-complex="FreeSans1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Liberation Sans" fo:font-weight="bold" officeooo:rsid="003e9403" officeooo:paragraph-rsid="003e9403" style:font-size-asian="12pt" style:font-weight-asian="bold" style:font-name-complex="FreeSans1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Liberation Sans" fo:font-weight="bold" officeooo:rsid="003f59f4" officeooo:paragraph-rsid="003f59f4" style:font-size-asian="12pt" style:font-weight-asian="bold" style:font-name-complex="FreeSans1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style:font-name="Liberation Sans" fo:font-weight="bold" officeooo:rsid="0029ed52" officeooo:paragraph-rsid="0029ed52" style:font-size-asian="12pt" style:font-weight-asian="bold" style:font-name-complex="FreeSans1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style:font-name="Liberation Sans" fo:font-weight="bold" officeooo:rsid="0033c683" officeooo:paragraph-rsid="0033c683" style:font-size-asian="12pt" style:font-weight-asian="bold" style:font-name-complex="FreeSans1" style:font-weight-complex="bold"/>
    </style:style>
    <style:style style:name="P56" style:family="paragraph" style:parent-style-name="Table_20_Contents">
      <style:paragraph-properties fo:text-align="start" style:justify-single-word="false"/>
      <style:text-properties style:font-name="Liberation Sans" fo:font-weight="bold" officeooo:rsid="002d4308" officeooo:paragraph-rsid="002d4308" style:font-size-asian="12pt" style:font-weight-asian="bold" style:font-name-complex="FreeSans1" style:font-weight-complex="bold"/>
    </style:style>
    <style:style style:name="P57" style:family="paragraph" style:parent-style-name="Table_20_Contents">
      <style:text-properties style:font-name="Liberation Sans" fo:font-weight="bold" style:font-weight-asian="bold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style:font-name="Liberation Sans" fo:font-weight="bold" officeooo:rsid="003c7c09" officeooo:paragraph-rsid="003c7c09" style:font-weight-asian="bold" style:font-weight-complex="bold"/>
    </style:style>
    <style:style style:name="P59" style:family="paragraph" style:parent-style-name="Table_20_Contents">
      <style:paragraph-properties fo:text-align="start" style:justify-single-word="false"/>
      <style:text-properties style:font-name="Liberation Sans" fo:font-weight="bold" officeooo:rsid="003e9403" officeooo:paragraph-rsid="003e9403" style:font-weight-asian="bold" style:font-weight-complex="bold"/>
    </style:style>
    <style:style style:name="P60" style:family="paragraph" style:parent-style-name="Heading_20_1">
      <style:paragraph-properties fo:break-before="page"/>
    </style:style>
    <style:style style:name="P61" style:family="paragraph" style:parent-style-name="Heading_20_1">
      <style:text-properties officeooo:rsid="0022edb4" officeooo:paragraph-rsid="0022edb4"/>
    </style:style>
    <style:style style:name="P62" style:family="paragraph" style:parent-style-name="Heading_20_5">
      <style:paragraph-properties fo:text-align="center" style:justify-single-word="false"/>
    </style:style>
    <style:style style:name="P63" style:family="paragraph" style:parent-style-name="Contents_20_Heading">
      <style:paragraph-properties fo:break-before="page"/>
    </style:style>
    <style:style style:name="P64" style:family="paragraph" style:parent-style-name="Footer">
      <style:paragraph-properties fo:text-align="end" style:justify-single-word="false"/>
      <style:text-properties officeooo:paragraph-rsid="003ab325"/>
    </style:style>
    <style:style style:name="P65" style:family="paragraph" style:parent-style-name="Contents_20_2">
      <style:paragraph-properties fo:text-align="center" style:justify-single-word="false"/>
      <style:text-properties officeooo:rsid="002639f9" officeooo:paragraph-rsid="002639f9"/>
    </style:style>
    <style:style style:name="T1" style:family="text">
      <style:text-properties officeooo:rsid="001cd1f9"/>
    </style:style>
    <style:style style:name="T2" style:family="text">
      <style:text-properties officeooo:rsid="001811db"/>
    </style:style>
    <style:style style:name="T3" style:family="text">
      <style:text-properties officeooo:rsid="0020c110"/>
    </style:style>
    <style:style style:name="T4" style:family="text">
      <style:text-properties officeooo:rsid="00248879"/>
    </style:style>
    <style:style style:name="T5" style:family="text">
      <style:text-properties officeooo:rsid="001811db" style:font-size-asian="12pt" style:font-name-complex="FreeSans1"/>
    </style:style>
    <style:style style:name="T6" style:family="text">
      <style:text-properties officeooo:rsid="002d4308"/>
    </style:style>
    <style:style style:name="T7" style:family="text">
      <style:text-properties officeooo:rsid="0031d367"/>
    </style:style>
    <style:style style:name="T8" style:family="text">
      <style:text-properties officeooo:rsid="0033c683"/>
    </style:style>
    <style:style style:name="T9" style:family="text">
      <style:text-properties officeooo:rsid="00348455"/>
    </style:style>
    <style:style style:name="T10" style:family="text">
      <style:text-properties fo:font-style="italic" officeooo:rsid="001811db" style:font-style-asian="italic" style:font-style-complex="italic"/>
    </style:style>
    <style:style style:name="T11" style:family="text">
      <style:text-properties officeooo:rsid="0036c280"/>
    </style:style>
    <style:style style:name="T12" style:family="text">
      <style:text-properties officeooo:rsid="003c95b0"/>
    </style:style>
    <style:style style:name="T13" style:family="text">
      <style:text-properties officeooo:rsid="0040d895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2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0" text:outline-level="1">Introduction</text:h>
      <text:p text:style-name="Text_20_body_20_indent">This document serves to show how I coded my puppet manifests files, and the reasoning for the decisions made.<text:line-break/><text:span text:style-name="T3">All of the code contained in this document and on my Git repository is my own work.</text:span></text:p>
      <text:p text:style-name="Text_20_body_20_indent">The proof of it working is included as a .txt file containing the debug output of the command 'puppet agent -t -d'. <text:line-break/><text:span text:style-name="T4">This has been accepted as sufficient and I have a record of the e-mail correspondence with Ke Deng.</text:span></text:p>
      <text:h text:style-name="P61" text:outline-level="1">Note:</text:h>
      <text:p text:style-name="Text_20_body_20_indent">I did not create a git on the core teaching servers as I have a git account and use github to store my repositories. <text:line-break/>However, I did have to set up the remote on the AWS server in order to get it to work.<text:line-break/>When I talked to Ke Deng after a lecture, I asked if I could use a GIT repository that is not on core-teaching and was told that this was acceptable. Unfortunately, I do not have proof of this conversation other than my word.</text:p>
      <text:p text:style-name="P63">Table of contents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9">Page</text:p>
          </table:table-cell>
          <table:table-cell table:style-name="Table2.A1" office:value-type="string">
            <text:p text:style-name="P49">Contents</text:p>
          </table:table-cell>
          <table:table-cell table:style-name="Table2.A1" office:value-type="string">
            <text:p text:style-name="P49">Requirement</text:p>
          </table:table-cell>
        </table:table-row>
        <table:table-row>
          <table:table-cell table:style-name="Table2.A1" office:value-type="string">
            <text:p text:style-name="P50">3</text:p>
          </table:table-cell>
          <table:table-cell table:style-name="Table2.A1" office:value-type="string">
            <text:p text:style-name="P51">Generate Users </text:p>
          </table:table-cell>
          <table:table-cell table:style-name="Table2.A1" office:value-type="string">
            <text:p text:style-name="P41">(User Management)</text:p>
          </table:table-cell>
        </table:table-row>
        <table:table-row>
          <table:table-cell table:style-name="Table2.A1" office:value-type="string">
            <text:p text:style-name="P50">4</text:p>
          </table:table-cell>
          <table:table-cell table:style-name="Table2.A1" office:value-type="string">
            <text:p text:style-name="P58">cgdb, fuse-sshfs</text:p>
          </table:table-cell>
          <table:table-cell table:style-name="Table2.A1" office:value-type="string">
            <text:p text:style-name="P46"><text:span text:style-name="T5">(Package Management)</text:span></text:p>
          </table:table-cell>
        </table:table-row>
        <table:table-row>
          <table:table-cell table:style-name="Table2.A1" office:value-type="string">
            <text:p text:style-name="P52">5</text:p>
          </table:table-cell>
          <table:table-cell table:style-name="Table2.A1" office:value-type="string">
            <text:p text:style-name="P59">Dia2Code, MySQL-Server, Other Packages</text:p>
          </table:table-cell>
          <table:table-cell table:style-name="Table2.A1" office:value-type="string">
            <text:p text:style-name="P47">(Package Management)</text:p>
          </table:table-cell>
        </table:table-row>
        <table:table-row>
          <table:table-cell table:style-name="Table2.A1" office:value-type="string">
            <text:p text:style-name="P53">6</text:p>
          </table:table-cell>
          <table:table-cell table:style-name="Table2.A1" office:value-type="string">
            <text:p text:style-name="P57">Create groups</text:p>
          </table:table-cell>
          <table:table-cell table:style-name="Table2.A1" office:value-type="string">
            <text:p text:style-name="P43">(User management)</text:p>
          </table:table-cell>
        </table:table-row>
        <table:table-row>
          <table:table-cell table:style-name="Table2.A1" office:value-type="string">
            <text:p text:style-name="P53">6</text:p>
          </table:table-cell>
          <table:table-cell table:style-name="Table2.A1" office:value-type="string">
            <text:p text:style-name="P51">Ensure that httpd is run on boot and subscribes to conf file.</text:p>
          </table:table-cell>
          <table:table-cell table:style-name="Table2.A1" office:value-type="string">
            <text:p text:style-name="P42">(Package Configuration)</text:p>
          </table:table-cell>
        </table:table-row>
        <table:table-row>
          <table:table-cell table:style-name="Table2.A1" office:value-type="string">
            <text:p text:style-name="P53">7</text:p>
          </table:table-cell>
          <table:table-cell table:style-name="Table2.A1" office:value-type="string">
            <text:p text:style-name="P54">Enable SSH and subscribe to file</text:p>
          </table:table-cell>
          <table:table-cell table:style-name="Table2.A1" office:value-type="string">
            <text:p text:style-name="P44">(Package Configuration)</text:p>
          </table:table-cell>
        </table:table-row>
        <table:table-row>
          <table:table-cell table:style-name="Table2.A1" office:value-type="string">
            <text:p text:style-name="P53">8</text:p>
          </table:table-cell>
          <table:table-cell table:style-name="Table2.A1" office:value-type="string">
            <text:p text:style-name="P54">Agent <text:span text:style-name="T8">Check-in</text:span></text:p>
          </table:table-cell>
          <table:table-cell table:style-name="Table2.A1" office:value-type="string">
            <text:p text:style-name="P45">(Agent Configuration)</text:p>
          </table:table-cell>
        </table:table-row>
        <table:table-row>
          <table:table-cell table:style-name="Table2.A1" office:value-type="string">
            <text:p text:style-name="P53">8</text:p>
          </table:table-cell>
          <table:table-cell table:style-name="Table2.A1" office:value-type="string">
            <text:p text:style-name="P55">Default Run-Level</text:p>
          </table:table-cell>
          <table:table-cell table:style-name="Table2.A1" office:value-type="string">
            <text:p text:style-name="P45">(Agent Configuration)</text:p>
          </table:table-cell>
        </table:table-row>
        <table:table-row>
          <table:table-cell table:style-name="Table2.A1" office:value-type="string">
            <text:p text:style-name="P53">8</text:p>
          </table:table-cell>
          <table:table-cell table:style-name="Table2.A1" office:value-type="string">
            <text:p text:style-name="P55">Timestamp display on login</text:p>
          </table:table-cell>
          <table:table-cell table:style-name="Table2.A1" office:value-type="string">
            <text:p text:style-name="P45">(Agent Configuration)</text:p>
          </table:table-cell>
        </table:table-row>
        <table:table-row>
          <table:table-cell table:style-name="Table2.A1" office:value-type="string">
            <text:p text:style-name="P53">8</text:p>
          </table:table-cell>
          <table:table-cell table:style-name="Table2.A1" office:value-type="string">
            <text:p text:style-name="P55">Add /usr/local/bin to filepath</text:p>
          </table:table-cell>
          <table:table-cell table:style-name="Table2.A1" office:value-type="string">
            <text:p text:style-name="P45">(Agent Configuration)</text:p>
          </table:table-cell>
        </table:table-row>
        <table:table-row>
          <table:table-cell table:style-name="Table2.A1" office:value-type="string">
            <text:p text:style-name="P53">9</text:p>
          </table:table-cell>
          <table:table-cell table:style-name="Table2.A1" office:value-type="string">
            <text:p text:style-name="P55">Give becca Sudo privileges</text:p>
          </table:table-cell>
          <table:table-cell table:style-name="Table2.A1" office:value-type="string">
            <text:p text:style-name="P45">(Agent Configuration)</text:p>
          </table:table-cell>
        </table:table-row>
        <table:table-row>
          <table:table-cell table:style-name="Table2.A1" office:value-type="string">
            <text:p text:style-name="P53">9</text:p>
          </table:table-cell>
          <table:table-cell table:style-name="Table2.A1" office:value-type="string">
            <text:p text:style-name="P54">Mount <text:span text:style-name="T8">Titan Over /home/becca/titan</text:span></text:p>
          </table:table-cell>
          <table:table-cell table:style-name="Table2.A1" office:value-type="string">
            <text:p text:style-name="P45">(Agent Configuration)</text:p>
          </table:table-cell>
        </table:table-row>
        <table:table-row>
          <table:table-cell table:style-name="Table2.A1" office:value-type="string">
            <text:p text:style-name="P53">9</text:p>
          </table:table-cell>
          <table:table-cell table:style-name="Table2.A1" office:value-type="string">
            <text:p text:style-name="P56">Define Hosts</text:p>
          </table:table-cell>
          <table:table-cell table:style-name="Table2.A1" office:value-type="string">
            <text:p text:style-name="P45">(<text:span text:style-name="T9">Host</text:span> Configuration)</text:p>
          </table:table-cell>
        </table:table-row>
      </table:table>
      <text:p text:style-name="P65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2">Task</text:p>
            </table:table-cell>
            <table:table-cell table:style-name="Table1.A1" office:value-type="string">
              <text:p text:style-name="P2">Code</text:p>
            </table:table-cell>
            <table:table-cell table:style-name="Table1.C1" office:value-type="string">
              <text:p text:style-name="P2">Description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6"/>
            <text:h text:style-name="Heading_20_5" text:outline-level="5">Create users</text:h>
            <text:p text:style-name="P36">User </text:p>
            <text:p text:style-name="P36">management</text:p>
          </table:table-cell>
          <table:table-cell table:style-name="Table1.A2" office:value-type="string">
            <text:p text:style-name="P11"># Creates all users</text:p>
            <text:p text:style-name="P11">class user {</text:p>
            <text:p text:style-name="P11"><text:s text:c="2"/>require groups</text:p>
            <text:p text:style-name="P11"><text:s text:c="2"/>require packages</text:p>
            <text:p text:style-name="P11"><text:s text:c="2"/>user { 'becca' :</text:p>
            <text:p text:style-name="P11"><text:s text:c="4"/>ensure <text:s text:c="4"/>=&gt; present,</text:p>
            <text:p text:style-name="P11"><text:s text:c="4"/>uid <text:s text:c="7"/>=&gt; '10010510',</text:p>
            <text:p text:style-name="P11"><text:s text:c="4"/>home <text:s text:c="6"/>=&gt; '/home/becca',</text:p>
            <text:p text:style-name="P11"><text:s text:c="4"/>managehome =&gt; true,</text:p>
            <text:p text:style-name="P11"><text:s text:c="4"/>password <text:s text:c="2"/>=&gt; '$1$j.cuPw6w$xEqjdNmz.qgs2lgZgwTqQ.',</text:p>
            <text:p text:style-name="P11"><text:s text:c="4"/>groups <text:s text:c="4"/>=&gt; ['sysadmin', 'cars'],</text:p>
            <text:p text:style-name="P11"><text:s text:c="4"/>shell <text:s text:c="5"/>=&gt; '/bin/bash',</text:p>
            <text:p text:style-name="P11"><text:s text:c="2"/>}</text:p>
            <text:p text:style-name="P11"><text:s text:c="2"/>user { 'fred' :</text:p>
            <text:p text:style-name="P11"><text:s text:c="4"/>ensure <text:s text:c="4"/>=&gt; present,</text:p>
            <text:p text:style-name="P11"><text:s text:c="4"/>uid <text:s text:c="7"/>=&gt; '10020510',</text:p>
            <text:p text:style-name="P11"><text:s text:c="4"/>home <text:s text:c="6"/>=&gt; '/home/fred',</text:p>
            <text:p text:style-name="P11"><text:s text:c="4"/>managehome =&gt; true,</text:p>
            <text:p text:style-name="P11"><text:s text:c="4"/>password <text:s text:c="2"/>=&gt; '$1$j.cuPw6w$xEqjdNmz.qgs2lgZgwTqQ.',</text:p>
            <text:p text:style-name="P11"><text:s text:c="4"/>groups <text:s text:c="4"/>=&gt; ['trucks', 'cars', 'wheel'],</text:p>
            <text:p text:style-name="P11"><text:s text:c="4"/>shell <text:s text:c="5"/>=&gt; '/bin/csh',</text:p>
            <text:p text:style-name="P11"><text:s text:c="2"/>}</text:p>
            <text:p text:style-name="P11"><text:s text:c="2"/>user { 'wilma' :</text:p>
            <text:p text:style-name="P11"><text:s text:c="4"/>ensure <text:s text:c="8"/>=&gt; present,</text:p>
            <text:p text:style-name="P11"><text:s text:c="4"/>uid <text:s text:c="11"/>=&gt; '10030510',</text:p>
            <text:p text:style-name="P11"><text:s text:c="4"/>home <text:s text:c="10"/>=&gt; '/home/wilma',</text:p>
            <text:p text:style-name="P11"><text:s text:c="4"/>managehome <text:s text:c="4"/>=&gt; true,</text:p>
            <text:p text:style-name="P11"><text:s text:c="4"/>password <text:s text:c="6"/>=&gt; '$1$j.cuPw6w$xEqjdNmz.qgs2lgZgwTqQ.',</text:p>
            <text:p text:style-name="P11"><text:s text:c="4"/>groups <text:s text:c="8"/>=&gt; ['trucks', 'cars', 'ambulances'],</text:p>
            <text:p text:style-name="P11"><text:s text:c="4"/>shell <text:s text:c="9"/>=&gt; '/bin/bash',</text:p>
            <text:p text:style-name="P11"><text:s text:c="4"/>purge_ssh_keys =&gt; true,</text:p>
            <text:p text:style-name="P11"><text:s text:c="2"/>}</text:p>
            <text:p text:style-name="P11"><text:s text:c="2"/># SSH Key for wilma's account</text:p>
            <text:p text:style-name="P11"><text:s text:c="2"/>-&gt; ssh_authorized_key { 'wilmaKey' :</text:p>
            <text:p text:style-name="P11"><text:s text:c="4"/>ensure =&gt; present,</text:p>
            <text:p text:style-name="P11"><text:s text:c="4"/>user <text:s text:c="2"/>=&gt; 'wilma',</text:p>
            <text:p text:style-name="P24"><text:s text:c="4"/>type <text:s text:c="2"/>=&gt; 'ssh-rsa', <text:s text:c="3"/></text:p>
            <text:p text:style-name="P24"><text:s text:c="4"/>key <text:s text:c="3"/>=&gt; 'ThisIsWilmasKeyAbCd<text:span text:style-name="T11">'</text:span>,</text:p>
            <text:p text:style-name="P24"><text:s text:c="2"/><text:span text:style-name="T12">}</text:span>}</text:p>
          </table:table-cell>
          <table:table-cell table:style-name="Table1.C2" office:value-type="string">
            <text:p text:style-name="P4">Every user is created in the same class, with the requirement for groups and packages to be instated prior to creating the users.</text:p>
            <text:p text:style-name="P4">This is required due to the assignment of groups to users which would fail without it, as well as the requirement for /bin/csh needing to exist before setting Fred's shell.</text:p>
            <text:p text:style-name="P4"/>
            <text:p text:style-name="P4">Passwords are encrypted with SHA-1 on the linux machine then pasted into the file. I could not use the sha-1('!!') function as it would not allow me to log in with the password when attempting to 'su – becca'.</text:p>
            <text:p text:style-name="P4"/>
            <text:p text:style-name="P5">Fred has been assigned the group 'wheel' as it is the redhat group to enable sudo privileges without manually changing the sudoers file.</text:p>
            <text:p text:style-name="P5"/>
            <text:p text:style-name="P5"/>
            <text:p text:style-name="P5"/>
            <text:p text:style-name="P5"/>
            <text:p text:style-name="P5">Wilma's ssh key is created straight after her user is created.</text:p>
          </table:table-cell>
        </table:table-row>
        <text:soft-page-break/>
        <table:table-row table:style-name="Table1.2">
          <table:table-cell table:style-name="Table1.A2" office:value-type="string">
            <text:p text:style-name="P3"/>
            <text:h text:style-name="Heading_20_5" text:outline-level="5">cgdb, <text:line-break/>fuse-sshfs</text:h>
            <text:p text:style-name="P37">Package Management</text:p>
          </table:table-cell>
          <table:table-cell table:style-name="Table1.A2" office:value-type="string">
            <text:p text:style-name="P12"># Ensures that all packages specified are installed and installed</text:p>
            <text:p text:style-name="P12">class packages{</text:p>
            <text:p text:style-name="P12"><text:s text:c="2"/># This is needed for yum or things will be missing</text:p>
            <text:p text:style-name="P12"><text:s text:c="2"/>exec { 'getDeps' :</text:p>
            <text:p text:style-name="P12"><text:s text:c="4"/>onlyif <text:s/>=&gt; '/usr/bin/yum-config-manager',</text:p>
            <text:p text:style-name="P12"><text:s text:c="4"/>command =&gt; '/usr/bin/yum-config-manager --enable rhui-REGION-rhel-server-optional',</text:p>
            <text:p text:style-name="P12"><text:s text:c="2"/>}</text:p>
            <text:p text:style-name="P12"/>
            <text:p text:style-name="P12"><text:s text:c="2"/># Install cgdb</text:p>
            <text:p text:style-name="P12"><text:s text:c="2"/>package { 'cgdb' :</text:p>
            <text:p text:style-name="P12"><text:s text:c="4"/>ensure <text:s text:c="2"/>=&gt; 'installed',</text:p>
            <text:p text:style-name="P12"><text:s text:c="4"/>source <text:s text:c="2"/>=&gt; 'ftp://mirror.switch.ch/pool/4/mirror/epel/7/x86_64/c/cgdb-0.6.8-1.el7.x86_64.rpm',</text:p>
            <text:p text:style-name="P12"><text:s text:c="4"/>provider =&gt; 'rpm',</text:p>
            <text:p text:style-name="P12"><text:s text:c="2"/>}</text:p>
            <text:p text:style-name="P12"/>
            <text:p text:style-name="P12"><text:s text:c="2"/># Install fuse-sshfs <text:s/></text:p>
            <text:p text:style-name="P12"><text:s text:c="2"/>package { 'glib*' :</text:p>
            <text:p text:style-name="P12"><text:s text:c="4"/>ensure <text:s text:c="2"/>=&gt; 'installed',</text:p>
            <text:p text:style-name="P12"><text:s text:c="4"/>provider =&gt; 'yum',</text:p>
            <text:p text:style-name="P12"><text:s text:c="2"/>}</text:p>
            <text:p text:style-name="P12"><text:s text:c="2"/>-&gt; package { 'fuse*' :</text:p>
            <text:p text:style-name="P12"><text:s text:c="4"/>ensure <text:s text:c="2"/>=&gt; 'installed',</text:p>
            <text:p text:style-name="P12"><text:s text:c="4"/>provider =&gt; 'yum',</text:p>
            <text:p text:style-name="P12"><text:s text:c="2"/>}</text:p>
            <text:p text:style-name="P12"><text:s text:c="2"/>-&gt; package { 'fuse-sshfs' :</text:p>
            <text:p text:style-name="P12"><text:s text:c="4"/>ensure <text:s text:c="2"/>=&gt; 'installed',</text:p>
            <text:p text:style-name="P12"><text:s text:c="4"/>source <text:s text:c="2"/>=&gt; 'ftp://195.220.108.108/linux/dag/redhat/el7/en/x86_64/dag/RPMS/fuse-sshfs-2.5-1.el7.rf.x86_64.rpm',</text:p>
            <text:p text:style-name="P12"><text:s text:c="4"/>provider =&gt; 'rpm',</text:p>
            <text:p text:style-name="P12"><text:s text:c="2"/>}</text:p>
            <text:p text:style-name="P12">}</text:p>
          </table:table-cell>
          <table:table-cell table:style-name="Table1.C2" office:value-type="string">
            <text:p text:style-name="P8"/>
            <text:p text:style-name="P8">As yum doesn't have as many records of packages as apt-get or other package providers, I have required a dependency download before other packages are installed.</text:p>
            <text:p text:style-name="P8"/>
            <text:p text:style-name="P8"/>
            <text:p text:style-name="P8">Gcdb does not exist on the Yum repository, so I found an RPM and installed using the rpm provider instead.</text:p>
            <text:p text:style-name="P8"/>
            <text:p text:style-name="P8"/>
            <text:p text:style-name="P8"/>
            <text:p text:style-name="P8">Fuse-sshfs also does not exist on Yum, so I had to install using the same method as gcdb. As fuse-sshfs requires dependencies, I also ensured that they were downloaded and installed prior to fuse-sshfs.</text:p>
          </table:table-cell>
        </table:table-row>
        <text:soft-page-break/>
        <table:table-row table:style-name="Table1.4">
          <table:table-cell table:style-name="Table1.A2" office:value-type="string">
            <text:p text:style-name="P28"/>
            <text:h text:style-name="P62" text:outline-level="5">Dia2Code, MySQL-Server, Other Packages</text:h>
            <text:p text:style-name="P40">Package Management</text:p>
          </table:table-cell>
          <table:table-cell table:style-name="Table1.A2" office:value-type="string">
            <text:p text:style-name="P26"># Install dia2code</text:p>
            <text:p text:style-name="P26"><text:s text:c="2"/>package { 'libxml2.so.2' :</text:p>
            <text:p text:style-name="P26"><text:s text:c="4"/>ensure =&gt; installed,</text:p>
            <text:p text:style-name="P26"><text:s text:c="2"/>}</text:p>
            <text:p text:style-name="P26"><text:s text:c="2"/>-&gt; package { 'dia2code' :</text:p>
            <text:p text:style-name="P26"><text:s text:c="4"/>ensure <text:s text:c="2"/>=&gt; 'installed',</text:p>
            <text:p text:style-name="P26"><text:s text:c="4"/>source <text:s text:c="2"/>=&gt; 'https://downloads.sourceforge.net/project/dia2code/dia2code/0.8.3/dia2code-0.8.3-3.1.i586.rpm?r=http%3A%2F%2Fdia2code.sourceforge.net%2Fdownload.html&amp;ts=1507292790&amp;use_mirror=ncu',</text:p>
            <text:p text:style-name="P26"><text:s text:c="4"/>provider =&gt; 'rpm',</text:p>
            <text:p text:style-name="P26"><text:s text:c="2"/>}</text:p>
            <text:p text:style-name="P26"/>
            <text:p text:style-name="P26"><text:s text:c="2"/># Install mysql-server</text:p>
            <text:p text:style-name="P26"><text:s text:c="2"/>package { 'mysql57-community-release' :</text:p>
            <text:p text:style-name="P26"><text:s text:c="4"/>ensure <text:s text:c="2"/>=&gt; 'installed',</text:p>
            <text:p text:style-name="P26"><text:s text:c="4"/>source <text:s text:c="2"/>=&gt; 'https://dev.mysql.com/get/mysql57-community-release-el7-11.noarch.rpm',</text:p>
            <text:p text:style-name="P26"><text:s text:c="4"/>provider =&gt; 'rpm',</text:p>
            <text:p text:style-name="P26"><text:s text:c="2"/>}</text:p>
            <text:p text:style-name="P26"/>
            <text:p text:style-name="P26"><text:s text:c="2"/># Install additional packages that exist on Yum</text:p>
            <text:p text:style-name="P26"><text:s text:c="2"/>$packages = [</text:p>
            <text:p text:style-name="P26"><text:s text:c="4"/>'openssh-server', 'httpd', 'mysql',</text:p>
            <text:p text:style-name="P26"><text:s text:c="4"/>'tigervnc-server', 'tmux', 'lynx', 'gcc',</text:p>
            <text:p text:style-name="P26"><text:s text:c="4"/>'gdb', 'vim', 'emacs', 'csh',</text:p>
            <text:p text:style-name="P26"><text:s text:c="2"/>]</text:p>
            <text:p text:style-name="P26"/>
            <text:p text:style-name="P26"><text:s text:c="2"/>package { $packages :</text:p>
            <text:p text:style-name="P26"><text:s text:c="4"/>ensure <text:s text:c="2"/>=&gt; 'installed',</text:p>
            <text:p text:style-name="P26"><text:s text:c="4"/>provider =&gt; 'yum',</text:p>
            <text:p text:style-name="P26"><text:s text:c="2"/>}</text:p>
            <text:p text:style-name="P26">}</text:p>
          </table:table-cell>
          <table:table-cell table:style-name="Table1.C2" office:value-type="string">
            <text:p text:style-name="P48">Dia2Code is similar to Fuse-sshfs in that it has dependencies required, so the same method was used.</text:p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>Mysql-server was also installed using RPM as Yum did not have a reference to it.</text:p>
            <text:p text:style-name="P48"/>
            <text:p text:style-name="P48"/>
            <text:p text:style-name="P48"/>
            <text:p text:style-name="P48">The remainder of packages existed on Yum after the dependency update at the top of the file, so I created an array of them,</text:p>
            <text:p text:style-name="P48"/>
            <text:p text:style-name="P48"/>
            <text:p text:style-name="P48">Then installed them all using a reference to the variable and specifying the Yum package provider.</text:p>
          </table:table-cell>
        </table:table-row>
        <text:soft-page-break/>
        <table:table-row table:style-name="Table1.4">
          <table:table-cell table:style-name="Table1.A2" office:value-type="string">
            <text:p text:style-name="P7"/>
            <text:h text:style-name="Heading_20_5" text:outline-level="5">Create groups</text:h>
            <text:p text:style-name="P38">User </text:p>
            <text:p text:style-name="P38">management</text:p>
          </table:table-cell>
          <table:table-cell table:style-name="Table1.A2" office:value-type="string">
            <text:p text:style-name="P12"># Creates all groups</text:p>
            <text:p text:style-name="P12">class groups {</text:p>
            <text:p text:style-name="P12"><text:s text:c="2"/>group{'sysadmin':</text:p>
            <text:p text:style-name="P12"><text:s text:c="4"/>ensure =&gt; present,</text:p>
            <text:p text:style-name="P12"><text:s text:c="4"/>gid <text:s text:c="3"/>=&gt; '500',</text:p>
            <text:p text:style-name="P12"><text:s text:c="2"/>}</text:p>
            <text:p text:style-name="P12"/>
            <text:p text:style-name="P12"><text:s text:c="2"/>group{'cars':</text:p>
            <text:p text:style-name="P12"><text:s text:c="4"/>ensure =&gt; present,</text:p>
            <text:p text:style-name="P12"><text:s text:c="4"/>gid <text:s text:c="3"/>=&gt; '501',</text:p>
            <text:p text:style-name="P12"><text:s text:c="2"/>}</text:p>
            <text:p text:style-name="P12"/>
            <text:p text:style-name="P12"><text:s text:c="2"/>group{'trucks':</text:p>
            <text:p text:style-name="P12"><text:s text:c="4"/>ensure =&gt; present,</text:p>
            <text:p text:style-name="P12"><text:s text:c="4"/>gid <text:s text:c="3"/>=&gt; '502',</text:p>
            <text:p text:style-name="P12"><text:s text:c="2"/>}</text:p>
            <text:p text:style-name="P12"/>
            <text:p text:style-name="P12"><text:s text:c="2"/>group{'ambulances':</text:p>
            <text:p text:style-name="P12"><text:s text:c="4"/>ensure =&gt; present,</text:p>
            <text:p text:style-name="P12"><text:s text:c="4"/>gid <text:s text:c="3"/>=&gt; '503',</text:p>
            <text:p text:style-name="P12"><text:s text:c="2"/>}</text:p>
            <text:p text:style-name="P12">}</text:p>
          </table:table-cell>
          <table:table-cell table:style-name="Table1.C2" office:value-type="string">
            <text:p text:style-name="P8">Groups are required for each user.</text:p>
            <text:p text:style-name="P8">Groups id starts at 500 as ID's below 500 are used by services and could be taken.</text:p>
            <text:p text:style-name="P8"/>
            <text:p text:style-name="P8">I do not think further explanation is required.</text:p>
          </table:table-cell>
        </table:table-row>
        <table:table-row>
          <table:table-cell table:style-name="Table1.A2" office:value-type="string">
            <text:p text:style-name="P7"/>
            <text:h text:style-name="Heading_20_5" text:outline-level="5">Ensure that <text:span text:style-name="T2">httpd is run on boot and subscribes to </text:span><text:span text:style-name="T10">.conf</text:span><text:span text:style-name="T2"> file</text:span></text:h>
            <text:p text:style-name="P37">Package Configuration</text:p>
          </table:table-cell>
          <table:table-cell table:style-name="Table1.A2" office:value-type="string">
            <text:p text:style-name="P12"># Handles management of services, and initial setup</text:p>
            <text:p text:style-name="P12">class services {</text:p>
            <text:p text:style-name="P12"><text:s text:c="2"/>service { 'httpd' :</text:p>
            <text:p text:style-name="P12"><text:s text:c="4"/>ensure =&gt; running,</text:p>
            <text:p text:style-name="P12"><text:s text:c="4"/>enable =&gt; true,</text:p>
            <text:p text:style-name="P12"><text:s text:c="2"/>}</text:p>
            <text:p text:style-name="P12"><text:s text:c="2"/>~&gt; file { '/etc/httpd/conf/httpd.conf' :</text:p>
            <text:p text:style-name="P12"><text:s text:c="4"/>ensure <text:s/>=&gt; present,</text:p>
            <text:p text:style-name="P12"><text:s text:c="4"/>notify <text:s/>=&gt; Service['httpd'],</text:p>
            <text:p text:style-name="P12"><text:s text:c="4"/>mode <text:s text:c="3"/>=&gt; '0777',</text:p>
            <text:p text:style-name="P12"><text:s text:c="4"/>owner <text:s text:c="2"/>=&gt; 'root',</text:p>
            <text:p text:style-name="P12"><text:s text:c="4"/>group <text:s text:c="2"/>=&gt; 'root',</text:p>
            <text:p text:style-name="P12"><text:s text:c="4"/>source <text:s/>=&gt; '/etc/puppetlabs/code/environments/production/manifests/configfiles/httpd.conf',</text:p>
            <text:p text:style-name="P12"><text:s text:c="4"/>require =&gt; Package['httpd'],</text:p>
            <text:p text:style-name="P12"><text:s text:c="2"/>}</text:p>
            <text:p text:style-name="P12">}</text:p>
          </table:table-cell>
          <table:table-cell table:style-name="Table1.C2" office:value-type="string">
            <text:p text:style-name="P8">Httpd is the only service that can be enabled for boot as it is apache. </text:p>
            <text:p text:style-name="P8">The other packages aren't an ongoing service.</text:p>
            <text:p text:style-name="P8"/>
            <text:p text:style-name="P8"/>
            <text:p text:style-name="P8">Httpd is subscribed to the httpd.conf file, so it will restart whenever the file is changed.</text:p>
            <text:p text:style-name="P29">This line copies over the custom httpd.conf, which changes the root document to </text:p>
            <text:p text:style-name="P29">'/var/www/s3540510.html'</text:p>
          </table:table-cell>
        </table:table-row>
        <text:soft-page-break/>
        <table:table-row table:style-name="Table1.7">
          <table:table-cell table:style-name="Table1.A2" office:value-type="string">
            <text:h text:style-name="Heading_20_5" text:outline-level="5"/>
            <text:h text:style-name="Heading_20_5" text:outline-level="5">Enable SSH and subscribe to file</text:h>
            <text:p text:style-name="P37">Package Configuration</text:p>
          </table:table-cell>
          <table:table-cell table:style-name="Table1.A2" office:value-type="string">
            <text:p text:style-name="P13"># Ensures ssh is running and that root access is disabled</text:p>
            <text:p text:style-name="P13">class openssh {</text:p>
            <text:p text:style-name="P13"><text:s text:c="2"/>service { 'sshd' :</text:p>
            <text:p text:style-name="P13"><text:s text:c="4"/>ensure <text:s/>=&gt; running,</text:p>
            <text:p text:style-name="P13"><text:s text:c="4"/>enable <text:s/>=&gt; true,</text:p>
            <text:p text:style-name="P13"><text:s text:c="4"/>require =&gt; Package['openssh-server'],</text:p>
            <text:p text:style-name="P13"><text:s text:c="2"/>}</text:p>
            <text:p text:style-name="P13"/>
            <text:p text:style-name="P13"><text:s text:c="2"/># Overwrite sshd_config with custom one. </text:p>
            <text:p text:style-name="P13"><text:s text:c="2"/># Augeas cannot handle commenting.</text:p>
            <text:p text:style-name="P13"><text:s text:c="2"/>~&gt; file { '/etc/ssh/sshd_config':</text:p>
            <text:p text:style-name="P13"><text:s text:c="4"/>ensure <text:s/>=&gt; present,</text:p>
            <text:p text:style-name="P13"><text:s text:c="4"/>notify <text:s/>=&gt; Service['sshd'],</text:p>
            <text:p text:style-name="P13"><text:s text:c="4"/>mode <text:s text:c="3"/>=&gt; '0777',</text:p>
            <text:p text:style-name="P13"><text:s text:c="4"/>owner <text:s text:c="2"/>=&gt; 'root',</text:p>
            <text:p text:style-name="P13"><text:s text:c="4"/>group <text:s text:c="2"/>=&gt; 'root',</text:p>
            <text:p text:style-name="P13"><text:s text:c="4"/>source <text:s/>=&gt; '/etc/puppetlabs/code/environments/production/manifests/configfiles/sshd_config',</text:p>
            <text:p text:style-name="P13"><text:s text:c="4"/>require =&gt; Package['openssh-server'],</text:p>
            <text:p text:style-name="P13"><text:s text:c="2"/>}</text:p>
            <text:p text:style-name="P13">}</text:p>
          </table:table-cell>
          <table:table-cell table:style-name="Table1.C2" office:value-type="string">
            <text:p text:style-name="P9"/>
            <text:p text:style-name="P10">Openssh will start on system boot, </text:p>
            <text:p text:style-name="P10"/>
            <text:p text:style-name="P10"/>
            <text:p text:style-name="P10"/>
            <text:p text:style-name="P10"/>
            <text:p text:style-name="P10"/>
            <text:p text:style-name="P10">and is subscribed to the config file (so it will restart when the file changes).</text:p>
            <text:p text:style-name="P15">The config file is a custom file that we were told we could use on blackboard, and is copied across to the server from a local location. </text:p>
            <text:p text:style-name="P15">This is due to Augeas being unable to uncomment lines in a file.</text:p>
          </table:table-cell>
        </table:table-row>
        <text:soft-page-break/>
        <table:table-row table:style-name="Table1.7">
          <table:table-cell table:style-name="Table1.A2" office:value-type="string">
            <text:h text:style-name="Heading_20_5" text:outline-level="5"/>
          </table:table-cell>
          <table:table-cell table:style-name="Table1.A2" office:value-type="string">
            <text:p text:style-name="P13"/>
          </table:table-cell>
          <table:table-cell table:style-name="Table1.C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27"/>
            <text:h text:style-name="Heading_20_5" text:outline-level="5">Agent Check-In</text:h>
            <text:p text:style-name="P35">Agent Configuration</text:p>
          </table:table-cell>
          <table:table-cell table:style-name="Table1.A2" office:value-type="string">
            <text:p text:style-name="P14"># Sets run interval, agent timestamp display, inclusion of /usr/local/bin,</text:p>
            <text:p text:style-name="P14"># Becca sudoing, mounting Titan onto becca's drive.</text:p>
            <text:p text:style-name="P14">class iniconfig {</text:p>
            <text:p text:style-name="P14"><text:s text:c="2"/>augeas { 'agent_runinterval' :</text:p>
            <text:p text:style-name="P14"><text:s text:c="4"/>context =&gt; '/etc/puppetlabs/puppet/puppet.conf/agent',</text:p>
            <text:p text:style-name="P14"><text:s text:c="4"/>changes =&gt; 'set runinterval 20m',</text:p>
            <text:p text:style-name="P14"><text:s text:c="2"/>}</text:p>
          </table:table-cell>
          <table:table-cell table:style-name="Table1.C2" office:value-type="string">
            <text:p text:style-name="P31">Agent checkin 3 times per hour, achieved through augeas.</text:p>
          </table:table-cell>
        </table:table-row>
        <table:table-row>
          <table:table-cell table:style-name="Table1.A2" office:value-type="string">
            <text:p text:style-name="P27"/>
            <text:h text:style-name="Heading_20_5" text:outline-level="5">Default Run-Level</text:h>
            <text:p text:style-name="P34">Agent Configuration</text:p>
            <text:p text:style-name="P34"/>
          </table:table-cell>
          <table:table-cell table:style-name="Table1.A2" office:value-type="string">
            <text:p text:style-name="P22"><text:s text:c="2"/>exec { 'runlevel' :</text:p>
            <text:p text:style-name="P22"><text:s text:c="4"/>command =&gt; '/usr/bin/systemctl set-default multi-user.target',</text:p>
            <text:p text:style-name="P22"><text:s text:c="2"/>}</text:p>
          </table:table-cell>
          <table:table-cell table:style-name="Table1.C2" office:value-type="string">
            <text:p text:style-name="P33">Setting the default run-level to 3. </text:p>
            <text:p text:style-name="P33">Manual changes to the file that used to handle it no longer have any effect, so it must be achieved through a command instead.</text:p>
          </table:table-cell>
        </table:table-row>
        <table:table-row>
          <table:table-cell table:style-name="Table1.A2" office:value-type="string">
            <text:p text:style-name="P27"/>
            <text:h text:style-name="Heading_20_5" text:outline-level="5"><text:soft-page-break/>Timestamp display on login</text:h>
            <text:p text:style-name="P34">Agent Configuration</text:p>
          </table:table-cell>
          <table:table-cell table:style-name="Table1.A2" office:value-type="string">
            <text:p text:style-name="P16"><text:s text:c="2"/># Set the timestamp to client</text:p>
            <text:p text:style-name="P22"><text:s text:c="2"/>file { '/etc/profile.d/agent_login.sh' :</text:p>
            <text:p text:style-name="P22"><text:soft-page-break/><text:s text:c="4"/>ensure <text:s/>=&gt; present,</text:p>
            <text:p text:style-name="P22"><text:s text:c="4"/>mode <text:s text:c="3"/>=&gt; '0777',</text:p>
            <text:p text:style-name="P22"><text:s text:c="4"/>owner <text:s text:c="2"/>=&gt; 'root',</text:p>
            <text:p text:style-name="P22"><text:s text:c="4"/>group <text:s text:c="2"/>=&gt; 'root',</text:p>
            <text:p text:style-name="P22"><text:s text:c="4"/>content =&gt; 'timeStamp=`/bin/date +"%d-%m-%Y_%H.%M.%S"`; echo "Agent started running at $timeStamp"',</text:p>
            <text:p text:style-name="P22"><text:s text:c="2"/>}</text:p>
          </table:table-cell>
          <table:table-cell table:style-name="Table1.C2" office:value-type="string">
            <text:p text:style-name="P33">A timestamp is displayed whenever any user <text:soft-page-break/>logs into an agent. <text:line-break/><text:span text:style-name="T6">No requirement was specified to save this timestamp anywhere.</text:span></text:p>
          </table:table-cell>
        </table:table-row>
        <table:table-row>
          <table:table-cell table:style-name="Table1.A2" office:value-type="string">
            <text:p text:style-name="P27"/>
            <text:h text:style-name="Heading_20_5" text:outline-level="5">Add /usr/local/bin to file path</text:h>
            <text:p text:style-name="P34">Agent Configuration</text:p>
            <text:p text:style-name="P34"/>
            <text:p text:style-name="P34"/>
            <text:p text:style-name="P34"/>
          </table:table-cell>
          <table:table-cell table:style-name="Table1.A2" office:value-type="string">
            <text:p text:style-name="P16"># Include /usr/local/bin to user</text:p>
            <text:p text:style-name="P22"><text:s text:c="2"/>file {'/etc/profile.d/set-user-bin.sh' :</text:p>
            <text:p text:style-name="P22"><text:s text:c="4"/>owner <text:s text:c="2"/>=&gt; 'root',</text:p>
            <text:p text:style-name="P22"><text:s text:c="4"/>mode <text:s text:c="3"/>=&gt; '0644',</text:p>
            <text:p text:style-name="P22"><text:s text:c="4"/>content =&gt; 'PATH=$PATH:/usr/local/bin',</text:p>
            <text:p text:style-name="P22"><text:s text:c="2"/>}</text:p>
          </table:table-cell>
          <table:table-cell table:style-name="Table1.C2" office:value-type="string">
            <text:p text:style-name="P33">/usr/local/bin is added to the default system path </text:p>
            <text:p text:style-name="P33">whenever a user logs in. </text:p>
            <text:p text:style-name="P33">Achieved the same way as the timestamp.</text:p>
          </table:table-cell>
        </table:table-row>
        <table:table-row>
          <table:table-cell table:style-name="Table1.A2" office:value-type="string">
            <text:p text:style-name="P27"/>
            <text:h text:style-name="Heading_20_5" text:outline-level="5">Give becca Sudo privileges</text:h>
            <text:p text:style-name="P34">Agent Configuration</text:p>
          </table:table-cell>
          <table:table-cell table:style-name="Table1.A2" office:value-type="string">
            <text:p text:style-name="P22"><text:s text:c="2"/># Give Becca Sudoers privilege</text:p>
            <text:p text:style-name="P22"><text:s text:c="2"/>exec { 'give_sudo_becca' :</text:p>
            <text:p text:style-name="P22"><text:s text:c="4"/>command =&gt; '/usr/sbin/usermod -aG wheel becca',</text:p>
            <text:p text:style-name="P22"><text:s text:c="2"/>}</text:p>
            <text:p text:style-name="P22"/>
            <text:p text:style-name="P22"/>
            <text:p text:style-name="P22"/>
            <text:p text:style-name="P22"/>
          </table:table-cell>
          <table:table-cell table:style-name="Table1.C2" office:value-type="string">
            <text:p text:style-name="P33">Becca is given sudo privilege by editing the sudo file. </text:p>
            <text:p text:style-name="P33">It is bad practice to edit it directly, so a command is run instead.</text:p>
          </table:table-cell>
        </table:table-row>
        <table:table-row>
          <table:table-cell table:style-name="Table1.A2" office:value-type="string">
            <text:p text:style-name="P27"/>
            <text:h text:style-name="Heading_20_5" text:outline-level="5">Mount Titan over /home/becca/titan</text:h>
            <text:p text:style-name="P34">Agent Configuration</text:p>
          </table:table-cell>
          <table:table-cell table:style-name="Table1.A2" office:value-type="string">
            <text:p text:style-name="P22"><text:s text:c="2"/># Mount titan over becca (/home/becca/titan)</text:p>
            <text:p text:style-name="P22"><text:s text:c="2"/># Make dir to use, connect using sshfs; only if it's not mounted already</text:p>
            <text:p text:style-name="P22"><text:s text:c="2"/>exec { 'mount_titan_becca' :</text:p>
            <text:p text:style-name="P22"><text:s text:c="4"/>command =&gt; '/usr/bin/mkdir /home/becca/titan; echo \</text:p>
            <text:p text:style-name="P22"><text:s text:c="4"/>"$(cat /etc/puppetlabs/code/environments/production/manifests/configfiles/ssh_pass)" | \</text:p>
            <text:p text:style-name="P22"><text:s text:c="4"/>/usr/bin/sshfs -o StrictHostKeyChecking=no -o password_stdin s3540510@titan.csit.rmit.edu.au:/home/sl0/S3540510/ /home/becca/titan/',</text:p>
            <text:p text:style-name="P22"><text:s text:c="4"/>unless <text:s/>=&gt; '/usr/bin/find /home/becca/titan -mindepth 1 | /usr/bin/read',</text:p>
            <text:p text:style-name="P22"><text:s text:c="2"/>}</text:p>
            <text:p text:style-name="P22"><text:soft-page-break/>}</text:p>
          </table:table-cell>
          <table:table-cell table:style-name="Table1.C2" office:value-type="string">
            <text:p text:style-name="P33">SSHFS is used to mount my personal RMIT <text:span text:style-name="T7">directory </text:span>from Titan into becca's home directory.</text:p>
            <text:p text:style-name="P33">A file containing my password is stored locally and referenced, maintaining security. </text:p>
            <text:p text:style-name="P33">The password is then supplied via piping to stdin, utilising the 'pasword_stdin' option in <text:soft-page-break/>sshfs mounting command.</text:p>
            <text:p text:style-name="P33">Line breaks are required to pass puppet-lint.</text:p>
          </table:table-cell>
        </table:table-row>
        <table:table-row table:style-name="Table1.15">
          <table:table-cell table:style-name="Table1.A2" office:value-type="string">
            <text:p text:style-name="P7"/>
            <text:h text:style-name="Heading_20_5" text:outline-level="5">Define Hosts</text:h>
            <text:p text:style-name="P39"><text:span text:style-name="T9">Host</text:span> </text:p>
            <text:p text:style-name="P39">Configuration</text:p>
          </table:table-cell>
          <table:table-cell table:style-name="Table1.A2" office:value-type="string">
            <text:p text:style-name="P23"># Defines the hosts for dns use (RMIT coreteaching servers)</text:p>
            <text:p text:style-name="P23">class hosts {</text:p>
            <text:p text:style-name="P23"><text:s text:c="2"/>host{'titan.csit.rmit.edu.au':</text:p>
            <text:p text:style-name="P23"><text:s text:c="4"/>ip <text:s text:c="10"/>=&gt; '131.170.5.131',</text:p>
            <text:p text:style-name="P23"><text:s text:c="4"/>host_aliases =&gt; 'titan',</text:p>
            <text:p text:style-name="P23"><text:s text:c="2"/>}</text:p>
            <text:p text:style-name="P23"><text:s text:c="2"/>host{'saturn.csit.rmit.edu.au':</text:p>
            <text:p text:style-name="P23"><text:s text:c="4"/>ip <text:s text:c="10"/>=&gt; '131.170.5.132',</text:p>
            <text:p text:style-name="P23"><text:s text:c="4"/>host_aliases =&gt; 'saturn',</text:p>
            <text:p text:style-name="P23"><text:s text:c="2"/>}</text:p>
            <text:p text:style-name="P23"><text:s text:c="2"/>host{'jupiter.csit.rmit.edu.au':</text:p>
            <text:p text:style-name="P23"><text:s text:c="4"/>ip <text:s text:c="10"/>=&gt; '131.170.5.135',</text:p>
            <text:p text:style-name="P23"><text:s text:c="4"/>host_aliases =&gt; 'jupiter',</text:p>
            <text:p text:style-name="P23"><text:s text:c="2"/>}</text:p>
            <text:p text:style-name="P23">}</text:p>
          </table:table-cell>
          <table:table-cell table:style-name="Table1.C2" office:value-type="string">
            <text:p text:style-name="P32">Host records created for internal DNS.</text:p>
            <text:p text:style-name="P32">Titan, Saturn and Jupiter are added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cm" fo:margin-bottom="0cm" loext:contextual-spacing="false" fo:text-align="center" style:justify-single-word="false" fo:text-indent="0cm" style:auto-text-indent="false" style:snap-to-layout-grid="false"/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5.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25.2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4pt" fo:font-weight="bold" officeooo:rsid="001274b3" officeooo:paragraph-rsid="0021c112" style:font-size-asian="14pt" style:font-weight-asian="bold" style:font-size-complex="14pt" style:font-weight-complex="bold"/>
    </style:style>
    <style:style style:name="MP2" style:family="paragraph" style:parent-style-name="Footer">
      <style:paragraph-properties fo:text-align="end" style:justify-single-word="false"/>
      <style:text-properties officeooo:paragraph-rsid="003ab325"/>
    </style:style>
    <style:style style:name="MT1" style:family="text">
      <style:text-properties officeooo:rsid="001cd1f9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uppet Enterprise Report </text:p>
        <text:p text:style-name="MP1"><text:span text:style-name="MT1">(S3540510)</text:span></text:p>
      </style:header>
      <style:footer>
        <text:p text:style-name="MP2"><text:page-number text:select-page="current">1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Index" style:page-layout-name="Mpm3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McDowell</meta:initial-creator>
    <meta:creation-date>2017-10-12T11:36:54.363380641</meta:creation-date>
    <dc:date>2017-10-12T22:49:06.223357402</dc:date>
    <dc:creator>James McDowell</dc:creator>
    <meta:editing-duration>PT2H42M28S</meta:editing-duration>
    <meta:editing-cycles>44</meta:editing-cycles>
    <meta:generator>LibreOffice/5.0.3.2$Linux_X86_64 LibreOffice_project/00m0$Build-2</meta:generator>
    <meta:document-statistic meta:table-count="2" meta:image-count="0" meta:object-count="0" meta:page-count="10" meta:paragraph-count="321" meta:word-count="1583" meta:character-count="11312" meta:non-whitespace-character-count="9257"/>
  </office:meta>
</office:document-meta>
</file>